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d1c24" draw:textarea-horizontal-align="justify" draw:textarea-vertical-align="middle" draw:auto-grow-height="false" fo:min-height="14.55cm" fo:min-width="26.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0.95cm" fo:min-width="0.9cm"/>
    </style:style>
    <style:style style:name="gr4" style:family="graphic" style:parent-style-name="standard">
      <style:graphic-properties draw:fill-color="#add58a" draw:textarea-horizontal-align="justify" draw:textarea-vertical-align="middle" draw:auto-grow-height="false" fo:min-height="0.95cm" fo:min-width="0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58220" draw:textarea-vertical-align="middle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10" style:family="graphic" style:parent-style-name="standard">
      <style:graphic-properties draw:fill-color="#add58a" draw:textarea-horizontal-align="justify" draw:textarea-vertical-align="middle" draw:auto-grow-height="false" fo:min-height="0.95cm" fo:min-width="0.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-color="#add58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58220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ed1c24"/>
      <style:paragraph-properties fo:text-align="center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58220"/>
      <style:paragraph-properties fo:text-align="center"/>
      <style:text-properties fo:font-size="18pt"/>
    </style:style>
    <style:style style:name="P14" style:family="paragraph">
      <loext:graphic-properties draw:fill-color="#add58a"/>
      <style:paragraph-properties fo:text-align="center"/>
      <style:text-properties fo:font-size="18pt"/>
    </style:style>
    <style:style style:name="P15" style:family="paragraph">
      <style:text-properties fo:font-size="12pt"/>
    </style:style>
    <style:style style:name="T1" style:family="text">
      <style:text-properties fo:font-size="116.199996948242pt" style:font-size-asian="116.199996948242pt" style:font-size-complex="116.19999694824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8pt" style:font-size-asian="88pt" style:font-size-complex="8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AR PL SungtiL GB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88pt" style:font-size-asian="534.299987792969pt" style:font-size-complex="534.299987792969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custom-shape draw:style-name="gr1" draw:text-style-name="P2" draw:layer="layout" svg:width="27.2cm" svg:height="14.8cm" svg:x="0.4cm" svg:y="0.4cm">
          <text:p text:style-name="P1"><text:span text:style-name="T1">B</text:span><text:span text:style-name="T1">Y</text:span><text:span text:style-name="T1">P</text:span><text:span text:style-name="T1">A</text:span><text:span text:style-name="T1">S</text:span><text:span text:style-name="T1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0*w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1*w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3">a0*w</text:span><text:span text:style-name="T3">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2*w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3">a1*w</text:span><text:span text:style-name="T3">0</text:span><text:span text:style-name="T3"><text:line-break/></text:span><text:span text:style-name="T3">+a0*</text:span><text:span text:style-name="T3">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0*w</text:span><text:span text:style-name="T3">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a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3*w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3">a2*w</text:span><text:span text:style-name="T3">0+</text:span><text:span text:style-name="T3"><text:line-break/></text:span><text:span text:style-name="T3">a1*w</text:span><text:span text:style-name="T3">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1*w</text:span><text:span text:style-name="T3">0</text:span><text:span text:style-name="T3"><text:line-break/></text:span><text:span text:style-name="T3">+a0*</text:span><text:span text:style-name="T3">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a1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4*w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3">a3*w</text:span><text:span text:style-name="T3">0+</text:span><text:span text:style-name="T3"><text:line-break/></text:span><text:span text:style-name="T3">a2*w</text:span><text:span text:style-name="T3">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2*w</text:span><text:span text:style-name="T3">0+</text:span><text:span text:style-name="T3"><text:line-break/></text:span><text:span text:style-name="T3">a1*w</text:span><text:span text:style-name="T3">1+</text:span><text:span text:style-name="T3"><text:line-break/></text:span><text:span text:style-name="T3">a0*w</text:span><text:span text:style-name="T3">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custom-shape draw:style-name="gr1" draw:text-style-name="P2" draw:layer="layout" svg:width="27.2cm" svg:height="14.8cm" svg:x="0.4cm" svg:y="0.4cm">
          <text:p text:style-name="P1"><text:span text:style-name="T4">2</text:span><text:span text:style-name="T4">W</text:span><text:span text:style-name="T4">x</text:span><text:span text:style-name="T4">2</text:span><text:span text:style-name="T4">V</text:span><text:span text:style-name="T4">_</text:span><text:span text:style-name="T4">b</text:span><text:span text:style-name="T4">y</text:span><text:span text:style-name="T4">_</text:span><text:span text:style-name="T4">W</text:span><text:span text:style-name="T4">x</text:span><text:span text:style-name="T4">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_P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_P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_P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1*w0)_P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1*w0)</text:span><text:span text:style-name="T5">_P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1*w0)_P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<text:span text:style-name="T6">A</text:span><text:span text:style-name="T6">0</text:span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1*w0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1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<text:span text:style-name="T6">A</text:span><text:span text:style-name="T6">0</text:span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7">(a2*w0)</text:span><text:span text:style-name="T5">_P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1*w0)</text:span><text:span text:style-name="T5">+</text:span></text:p>
          <text:p text:style-name="P1"><text:span text:style-name="T5">(a0*w1)</text:span><text:span text:style-name="T5">_P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1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<text:span text:style-name="T6">A</text:span><text:span text:style-name="T6">0</text:span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7">(a2*w0)</text:span><text:span text:style-name="T5">_P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1*w0)+</text:span></text:p>
          <text:p text:style-name="P1"><text:span text:style-name="T5">(a0*w1)_P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1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2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7">(a2</text:span><text:span text:style-name="T7">*w</text:span><text:span text:style-name="T7">0)</text:span><text:span text:style-name="T5">_</text:span><text:span text:style-name="T5">P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1</text:span><text:span text:style-name="T5">*w</text:span><text:span text:style-name="T5">0)+</text:span></text:p>
          <text:p text:style-name="P1"><text:span text:style-name="T5">(a0</text:span><text:span text:style-name="T5">*w</text:span><text:span text:style-name="T5">1)_</text:span><text:span text:style-name="T5">P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5">(a0</text:span><text:span text:style-name="T5">*w</text:span><text:span text:style-name="T5">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</text:span><text:span text:style-name="T6">1</text:span><text:span text:style-name="T6">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</text:span><text:span text:style-name="T6">1</text:span><text:span text:style-name="T6">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</text:span><text:span text:style-name="T6">2</text:span><text:span text:style-name="T6">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3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7">(a2*w0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1*w0)+</text:span></text:p>
          <text:p text:style-name="P1"><text:span text:style-name="T5">(a0*w1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2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1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</text:span><text:span text:style-name="T6">2</text:span><text:span text:style-name="T6">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<text:span text:style-name="T6">A</text:span><text:span text:style-name="T6">0</text:span><text:span text:style-name="T6">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<text:span text:style-name="T6">A</text:span><text:span text:style-name="T6">0</text:span><text:span text:style-name="T6">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3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<text:span text:style-name="T6">A</text:span><text:span text:style-name="T6">1</text:span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7">(a3*</text:span><text:span text:style-name="T7">w0)</text:span><text:span text:style-name="T7">_P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2*w0)</text:span><text:span text:style-name="T5">+</text:span></text:p>
          <text:p text:style-name="P1"><text:span text:style-name="T5">(a1*w1)</text:span><text:span text:style-name="T5">_P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9"><text:span text:style-name="T5">(a1*</text:span><text:span text:style-name="T5">w0)</text:span><text:span text:style-name="T5">+</text:span></text:p>
          <text:p text:style-name="P1"><text:span text:style-name="T5">(a0*</text:span><text:span text:style-name="T5">w1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2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</text:span><text:span text:style-name="T6">1</text:span><text:span text:style-name="T6">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2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custom-shape draw:style-name="gr1" draw:text-style-name="P11" draw:layer="layout" svg:width="27.2cm" svg:height="14.8cm" svg:x="0.4cm" svg:y="0.4cm">
          <text:p text:style-name="P10"><text:span text:style-name="T1">Bad </text:span></text:p>
          <text:p text:style-name="P10"><text:span text:style-name="T8">2Wx2V_by_Wx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_P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H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_P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H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</text:span><text:span text:style-name="T5">0*</text:span><text:span text:style-name="T5">w0</text:span><text:span text:style-name="T5">)_</text:span><text:span text:style-name="T5">P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0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</text:span><text:span text:style-name="T5">0*</text:span><text:span text:style-name="T5">w0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3" draw:text-style-name="P13" draw:layer="layout" svg:width="1.4cm" svg:height="1.2cm" svg:x="2.6cm" svg:y="1.6cm">
          <text:p text:style-name="P10">a1L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5.9cm" svg:y="1.6cm">
          <text:p text:style-name="P10">a0H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4cm" svg:height="1.2cm" svg:x="9.2cm" svg:y="1.6cm">
          <text:p text:style-name="P10">a0L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12.5cm" svg:y="1.6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4cm" svg:height="1.2cm" svg:x="15.8cm" svg:y="1.6cm">
          <text:p text:style-name="P10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13" draw:layer="layout" svg:width="1cm" svg:height="1cm" svg:x="2.8cm" svg:y="3.8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9.402cm" svg:y="3.802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16.003cm" svg:y="3.803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2.801cm" svg:y="6.201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9.403cm" svg:y="6.203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16.004cm" svg:y="6.204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.4cm" svg:height="1.2cm" svg:x="5.9cm" svg:y="6.1cm">
          <text:p text:style-name="P10"><text:span text:style-name="T5">(a1*w0)_p0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12.5cm" svg:y="6.1cm">
          <text:p text:style-name="P10"><text:span text:style-name="T5">(a0*w0)+</text:span><text:span text:style-name="T5"><text:line-break/></text:span><text:span text:style-name="T5">(a0*w1)_p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14" draw:layer="layout" svg:width="1.4cm" svg:height="1.2cm" svg:x="19.2cm" svg:y="6.1cm">
          <text:p text:style-name="P10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 text:style-name="P15"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 text:style-name="P15"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 text:style-name="P15"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3" draw:text-style-name="P13" draw:layer="layout" svg:width="1.4cm" svg:height="1.2cm" svg:x="2.6cm" svg:y="1.6cm">
          <text:p text:style-name="P10">a1H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5.9cm" svg:y="1.6cm">
          <text:p text:style-name="P10"><text:span text:style-name="T9">a1L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4cm" svg:height="1.2cm" svg:x="9.2cm" svg:y="1.6cm">
          <text:p text:style-name="P10"><text:span text:style-name="T9">a0H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12.5cm" svg:y="1.6cm">
          <text:p text:style-name="P10"><text:span text:style-name="T9">a0L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4cm" svg:height="1.2cm" svg:x="15.8cm" svg:y="1.6cm">
          <text:p text:style-name="P10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13" draw:layer="layout" svg:width="1cm" svg:height="1cm" svg:x="2.8cm" svg:y="3.8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9.402cm" svg:y="3.802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16.003cm" svg:y="3.803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2.801cm" svg:y="6.201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9.403cm" svg:y="6.203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16.004cm" svg:y="6.204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.4cm" svg:height="1.2cm" svg:x="5.9cm" svg:y="6.1cm">
          <text:p text:style-name="P10"><text:span text:style-name="T5">(a1*w0)_p1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12.5cm" svg:y="6.1cm">
          <text:p text:style-name="P10"><text:span text:style-name="T5">(a0*w0)+</text:span><text:span text:style-name="T5"><text:line-break/></text:span><text:span text:style-name="T5">(a0*w1)_p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14" draw:layer="layout" svg:width="1.4cm" svg:height="1.2cm" svg:x="19.2cm" svg:y="6.1cm">
          <text:p text:style-name="P10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 text:style-name="P15"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 text:style-name="P15"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 text:style-name="P15"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3" draw:text-style-name="P13" draw:layer="layout" svg:width="1.4cm" svg:height="1.2cm" svg:x="2.6cm" svg:y="1.6cm">
          <text:p text:style-name="P10">a1H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5.9cm" svg:y="1.6cm">
          <text:p text:style-name="P10"><text:span text:style-name="T9">a1L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4cm" svg:height="1.2cm" svg:x="9.2cm" svg:y="1.6cm">
          <text:p text:style-name="P10"><text:span text:style-name="T9">a0H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12.5cm" svg:y="1.6cm">
          <text:p text:style-name="P10"><text:span text:style-name="T9">a0L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4cm" svg:height="1.2cm" svg:x="15.8cm" svg:y="1.6cm">
          <text:p text:style-name="P10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13" draw:layer="layout" svg:width="1cm" svg:height="1cm" svg:x="2.8cm" svg:y="3.8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9.402cm" svg:y="3.802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16.003cm" svg:y="3.803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2.801cm" svg:y="6.201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9.403cm" svg:y="6.203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16.004cm" svg:y="6.204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.4cm" svg:height="1.2cm" svg:x="5.9cm" svg:y="6.1cm">
          <text:p text:style-name="P10"><text:span text:style-name="T5">(a1*w0)_p2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12.5cm" svg:y="6.1cm">
          <text:p text:style-name="P10"><text:span text:style-name="T5">(a0*w0)+</text:span><text:span text:style-name="T5"><text:line-break/></text:span><text:span text:style-name="T5">(a0*w1)_p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14" draw:layer="layout" svg:width="1.4cm" svg:height="1.2cm" svg:x="19.2cm" svg:y="6.1cm">
          <text:p text:style-name="P10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 text:style-name="P15"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 text:style-name="P15"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 text:style-name="P15"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custom-shape draw:style-name="gr3" draw:text-style-name="P13" draw:layer="layout" svg:width="1.4cm" svg:height="1.2cm" svg:x="2.6cm" svg:y="1.6cm">
          <text:p text:style-name="P10">a2L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5.9cm" svg:y="1.6cm">
          <text:p text:style-name="P10"><text:span text:style-name="T9">a1H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4cm" svg:height="1.2cm" svg:x="9.2cm" svg:y="1.6cm">
          <text:p text:style-name="P10"><text:span text:style-name="T9">a1L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12.5cm" svg:y="1.6cm">
          <text:p text:style-name="P10"><text:span text:style-name="T9">a0H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4cm" svg:height="1.2cm" svg:x="15.8cm" svg:y="1.6cm">
          <text:p text:style-name="P10"><text:span text:style-name="T9">a0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13" draw:layer="layout" svg:width="1cm" svg:height="1cm" svg:x="2.8cm" svg:y="3.8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9.402cm" svg:y="3.802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16.003cm" svg:y="3.803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2.801cm" svg:y="6.201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9.403cm" svg:y="6.203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16.004cm" svg:y="6.204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.4cm" svg:height="1.2cm" svg:x="5.9cm" svg:y="6.1cm">
          <text:p text:style-name="P10"><text:span text:style-name="T5">(a1*w0)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12.5cm" svg:y="6.1cm">
          <text:p text:style-name="P10"><text:span text:style-name="T5">(a0*w0)+</text:span><text:span text:style-name="T5"><text:line-break/></text:span><text:span text:style-name="T5">(a0*w1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14" draw:layer="layout" svg:width="1.4cm" svg:height="1.2cm" svg:x="19.2cm" svg:y="6.1cm">
          <text:p text:style-name="P10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 text:style-name="P15"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 text:style-name="P15"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 text:style-name="P15"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custom-shape draw:style-name="gr3" draw:text-style-name="P13" draw:layer="layout" svg:width="1.4cm" svg:height="1.2cm" svg:x="2.6cm" svg:y="1.6cm">
          <text:p text:style-name="P10">a2L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5.9cm" svg:y="1.6cm">
          <text:p text:style-name="P10"><text:span text:style-name="T9">a1H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4cm" svg:height="1.2cm" svg:x="9.2cm" svg:y="1.6cm">
          <text:p text:style-name="P10"><text:span text:style-name="T9">a</text:span><text:span text:style-name="T9">1</text:span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12.5cm" svg:y="1.6cm">
          <text:p text:style-name="P10"><text:span text:style-name="T9">a</text:span><text:span text:style-name="T9">0</text:span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4cm" svg:height="1.2cm" svg:x="15.8cm" svg:y="1.6cm">
          <text:p text:style-name="P10"><text:span text:style-name="T9">a</text:span><text:span text:style-name="T9">0</text:span><text:span text:style-name="T9">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13" draw:layer="layout" svg:width="1cm" svg:height="1cm" svg:x="2.8cm" svg:y="3.8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9.402cm" svg:y="3.802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16.003cm" svg:y="3.803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2.801cm" svg:y="6.201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9.403cm" svg:y="6.203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cm" svg:height="1cm" svg:x="16.004cm" svg:y="6.204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.4cm" svg:height="1.2cm" svg:x="5.9cm" svg:y="6.1cm">
          <text:p text:style-name="P10"><text:span text:style-name="T5">(a1*w0)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4cm" svg:height="1.2cm" svg:x="12.5cm" svg:y="6.1cm">
          <text:p text:style-name="P10"><text:span text:style-name="T5">(a0*w0)+</text:span><text:span text:style-name="T5"><text:line-break/></text:span><text:span text:style-name="T5">(a0*w1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14" draw:layer="layout" svg:width="1.4cm" svg:height="1.2cm" svg:x="19.2cm" svg:y="6.1cm">
          <text:p text:style-name="P10"><text:span text:style-name="T5">(a0*w0)</text:span><text:span text:style-name="T5">+</text:span><text:span text:style-name="T5"><text:line-break/></text:span><text:span text:style-name="T5">(a0*w1)</text:span><text:span text:style-name="T5">+</text:span><text:span text:style-name="T5"><text:line-break/></text:span><text:span text:style-name="T5">a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 text:style-name="P15"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 text:style-name="P15"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 text:style-name="P15"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3:55:10.751021858</meta:creation-date>
    <dc:date>2020-04-28T14:51:52.535425511</dc:date>
    <meta:editing-duration>PT46M18S</meta:editing-duration>
    <meta:editing-cycles>26</meta:editing-cycles>
    <meta:generator>LibreOffice/6.0.7.3$Linux_X86_64 LibreOffice_project/00m0$Build-3</meta:generator>
    <meta:document-statistic meta:object-count="1404"/>
  </office:meta>
</office:document-meta>
</file>